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gile and Scrum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4-02-06" calcext:value-type="date" table:number-columns-spanned="1" table:number-rows-spanned="2">
            <text:p>06/02/24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4" calcext:value-type="float">
            <text:p>4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8:01:05.4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6T18:02:57.146000000</dc:date>
    <meta:editing-duration>PT5M28S</meta:editing-duration>
    <meta:editing-cycles>5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